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58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ult.getAttach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.setStatus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585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585.deserialize( byte [ ]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585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ult.setAttachments( Map &lt; String , Object &gt; attach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